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erEditor.Reader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erEditor.ReaderEditor( ResourceEditor resourceEd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derEditor.setAsText(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aderEditor.getA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